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e43a" officeooo:paragraph-rsid="0011e43a"/>
    </style:style>
    <style:style style:name="P2" style:family="paragraph" style:parent-style-name="Standard">
      <style:text-properties fo:color="#c9211e" loext:opacity="100%" fo:font-weight="bold" officeooo:rsid="0011e43a" officeooo:paragraph-rsid="0011e43a" style:font-weight-asian="bold" style:font-weight-complex="bold"/>
    </style:style>
    <style:style style:name="P3" style:family="paragraph" style:parent-style-name="Standard">
      <style:text-properties officeooo:rsid="00131815" officeooo:paragraph-rsid="001318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ypfer</text:p>
      <text:p text:style-name="P1"/>
      <text:p text:style-name="P1">“I love cryptology!” <text:s/>n + 5</text:p>
      <text:p text:style-name="P2">“N qtaj hwduytqtld!” n-5</text:p>
      <text:p text:style-name="P2">“I love cryptology!”</text:p>
      <text:p text:style-name="P2"/>
      <text:p text:style-name="P1">Reference: abcdefghijklmnopqrstuvwxyz</text:p>
      <text:p text:style-name="P1"/>
      <text:p text:style-name="P1"/>
      <text:p text:style-name="P3">Capital One Cyber Attach March 2019</text:p>
      <text:p text:style-name="P3"/>
      <text:p text:style-name="P3">Overview:</text:p>
      <text:p text:style-name="P3">Starting in March, 2019, over 100 million Capital One users had their personal data compromised during a cyber attack targetted at credit card numbers, bank account numbers, social security numbers, and more. The stolen data was stored on Amazon S3 and published on GitHub. The attack was done by a former employee of AWS. <text:s/>This attack was a SSRF attack where a remote user can have the server execute unauthorized commands, gaining private endpoints. According to cipher.com, this is a common risk for any organization that uses a public cloud for data storage.</text:p>
      <text:p text:style-name="P3"/>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8T13:27:51.541000000</meta:creation-date>
    <dc:date>2021-07-08T14:19:40.249000000</dc:date>
    <meta:editing-duration>PT29M28S</meta:editing-duration>
    <meta:editing-cycles>1</meta:editing-cycles>
    <meta:document-statistic meta:table-count="0" meta:image-count="0" meta:object-count="0" meta:page-count="1" meta:paragraph-count="8" meta:word-count="116" meta:character-count="720" meta:non-whitespace-character-count="610"/>
    <meta:generator>LibreOffice/7.1.3.2$Windows_X86_64 LibreOffice_project/47f78053abe362b9384784d31a6e56f8511eb1c1</meta:generator>
  </office:meta>
</office:document-meta>
</file>